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8C000002AB3E35F358E9E5FF78.jpg" manifest:media-type="image/jpeg"/>
  <manifest:file-entry manifest:full-path="Pictures/10000201000000A5000000F24E4539834231D5F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cm" svg:stroke-color="#ff3333" draw:marker-start-width="0.245cm" draw:marker-end-width="0.245cm" draw:fill="none" draw:textarea-horizontal-align="justify" draw:textarea-vertical-align="middle" draw:auto-grow-height="false" fo:min-height="0.26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3333" draw:marker-start-width="0.245cm" draw:marker-end-width="0.245cm" draw:fill="none" draw:textarea-horizontal-align="justify" draw:textarea-vertical-align="middle" draw:auto-grow-height="false" fo:min-height="0.332cm" fo:min-width="0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3cm" svg:stroke-color="#ff3333" draw:marker-start-width="0.295cm" draw:marker-end="Rounded_20_short_20_Arrow" draw:marker-end-width="0.1cm" svg:stroke-linecap="round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style:font-name="Fira Sans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ff0000" style:font-name="Fira Sans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551cm" svg:height="2.275cm" svg:x="0.012cm" svg:y="0.788cm">
            <draw:image xlink:href="Pictures/10000201000000A5000000F24E4539834231D5F9.png" xlink:type="simple" xlink:show="embed" xlink:actuate="onLoad" loext:mime-type="image/png">
              <text:p/>
            </draw:image>
          </draw:frame>
          <draw:frame draw:style-name="gr1" draw:text-style-name="P1" draw:layer="layout" svg:width="1.717cm" svg:height="3.048cm" svg:x="2.171cm" svg:y="0.026cm">
            <draw:image xlink:href="Pictures/100000000000018C000002AB3E35F358E9E5FF78.jpg" xlink:type="simple" xlink:show="embed" xlink:actuate="onLoad" loext:mime-type="image/jpeg">
              <text:p/>
            </draw:image>
          </draw:frame>
        </draw:g>
        <draw:custom-shape draw:style-name="gr2" draw:text-style-name="P1" draw:layer="layout" svg:width="0.29cm" svg:height="0.762cm" svg:x="0.012cm" svg:y="0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7cm" svg:height="0.864cm" svg:x="2.201cm" svg:y="0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6cm" svg:height="0.505cm" svg:x="-0.054cm" svg:y="0.026cm">
          <draw:text-box>
            <text:p><text:span text:style-name="T1">Do not use that pins!</text:span></text:p>
          </draw:text-box>
        </draw:frame>
        <draw:line draw:style-name="gr5" draw:text-style-name="P1" draw:layer="layout" svg:x1="1.068cm" svg:y1="0.412cm" svg:x2="0.349cm" svg:y2="0.706cm">
          <text:p/>
        </draw:line>
        <draw:line draw:style-name="gr5" draw:text-style-name="P1" draw:layer="layout" svg:x1="1.315cm" svg:y1="0.412cm" svg:x2="2.171cm" svg:y2="0.7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9cm" fo:page-height="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4-08T17:52:17.130135471</dc:date>
    <dc:creator>Björn Kasper</dc:creator>
    <meta:editing-duration>PT8M45S</meta:editing-duration>
    <meta:editing-cycles>2</meta:editing-cycles>
    <meta:document-statistic meta:object-count="8"/>
  </office:meta>
</office:document-meta>
</file>